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0">
      <style:paragraph-properties fo:margin-top="0cm" fo:margin-bottom="0cm" style:contextual-spacing="false"/>
    </style:style>
    <style:style style:name="P19" style:family="paragraph" style:parent-style-name="Text_20_body" style:list-style-name="L11"/>
    <style:style style:name="P20" style:family="paragraph" style:parent-style-name="Text_20_body" style:list-style-name="L11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Pizza Naan Campione : Bœuf, Courgette &amp; Gouda</text:h>
      <text:p text:style-name="Horizontal_20_Line"/>
      <text:h text:style-name="Heading_20_3" text:outline-level="3">Temps de Préparation :</text:h>
      <text:list text:style-name="L1">
        <text:list-item>
          <text:p text:style-name="P2"><text:span text:style-name="Strong_20_Emphasis">En cuisine</text:span>: 20-25 min</text:p>
        </text:list-item>
        <text:list-item>
          <text:p text:style-name="P1"><text:span text:style-name="Strong_20_Emphasis">À table dans</text:span>: 25-35 min</text:p>
        </text:list-item>
      </text:list>
      <text:p text:style-name="Horizontal_20_Line"/>
      <text:h text:style-name="Heading_20_3" text:outline-level="3">Ustensiles Nécessaires :</text:h>
      <text:list text:style-name="L2">
        <text:list-item>
          <text:p text:style-name="P4">Poêle</text:p>
        </text:list-item>
        <text:list-item>
          <text:p text:style-name="P4">Plaque de cuisson</text:p>
        </text:list-item>
        <text:list-item>
          <text:p text:style-name="P3">Four</text:p>
        </text:list-item>
      </text:list>
      <text:p text:style-name="Horizontal_20_Line"/>
      <text:h text:style-name="Heading_20_3" text:outline-level="3">Ingrédients pour 2 Personnes :</text:h>
      <text:list text:style-name="L3">
        <text:list-item>
          <text:p text:style-name="P6"><text:span text:style-name="Strong_20_Emphasis">Courgette</text:span> : 1 pièce</text:p>
        </text:list-item>
        <text:list-item>
          <text:p text:style-name="P6"><text:span text:style-name="Strong_20_Emphasis">Viande hachée de bœuf</text:span> : 200 g</text:p>
        </text:list-item>
        <text:list-item>
          <text:p text:style-name="P6"><text:span text:style-name="Strong_20_Emphasis">Épices italiennes</text:span> : 1 sachet</text:p>
        </text:list-item>
        <text:list-item>
          <text:p text:style-name="P6"><text:span text:style-name="Strong_20_Emphasis">Concentré de tomates</text:span> : 1 petite boîte</text:p>
        </text:list-item>
        <text:list-item>
          <text:p text:style-name="P6"><text:span text:style-name="Strong_20_Emphasis">Pain naan</text:span> : 2 pièces</text:p>
        </text:list-item>
        <text:list-item>
          <text:p text:style-name="P6"><text:span text:style-name="Strong_20_Emphasis">Gouda râpé</text:span> : 100 g</text:p>
        </text:list-item>
        <text:list-item>
          <text:p text:style-name="P5"><text:span text:style-name="Strong_20_Emphasis">Salade</text:span> : 1 sachet</text:p>
        </text:list-item>
      </text:list>
      <text:h text:style-name="Heading_20_4" text:outline-level="4">À ajouter vous-même :</text:h>
      <text:list text:style-name="L4">
        <text:list-item>
          <text:p text:style-name="P8"><text:span text:style-name="Strong_20_Emphasis">Huile d'olive</text:span> : 1 cs</text:p>
        </text:list-item>
        <text:list-item>
          <text:p text:style-name="P7"><text:span text:style-name="Strong_20_Emphasis">Poivre et sel</text:span> : selon votre goût</text:p>
        </text:list-item>
      </text:list>
      <text:p text:style-name="Horizontal_20_Line"/>
      <text:h text:style-name="Heading_20_3" text:outline-level="3">Préparation :</text:h>
      <text:h text:style-name="Heading_20_4" text:outline-level="4">Étape 1 : Préparer les ingrédients</text:h>
      <text:list text:style-name="L5">
        <text:list-item>
          <text:p text:style-name="P10"><text:span text:style-name="Strong_20_Emphasis">Préchauffez</text:span> le four à 220°C (200°C chaleur tournante).</text:p>
        </text:list-item>
        <text:list-item>
          <text:p text:style-name="P9"><text:span text:style-name="Strong_20_Emphasis">Lavez</text:span> et coupez la courgette en fines rondelles.</text:p>
        </text:list-item>
      </text:list>
      <text:h text:style-name="Heading_20_4" text:outline-level="4">Étape 2 : Cuire la viande et les légumes</text:h>
      <text:list text:style-name="L6">
        <text:list-item>
          <text:p text:style-name="P12"><text:span text:style-name="Strong_20_Emphasis">Faites chauffer</text:span> un filet d'huile d'olive dans une poêle à feu moyen-vif.</text:p>
        </text:list-item>
        <text:list-item>
          <text:p text:style-name="P12"><text:span text:style-name="Strong_20_Emphasis">Ajoutez</text:span> la viande hachée de bœuf et les épices italiennes. <text:span text:style-name="Strong_20_Emphasis">Faites cuire</text:span> 5-7 min en émiettant la viande avec une cuillère en bois.</text:p>
        </text:list-item>
        <text:list-item>
          <text:p text:style-name="P12"><text:span text:style-name="Strong_20_Emphasis">Ajoutez</text:span> le concentré de tomates et <text:span text:style-name="Strong_20_Emphasis">mélangez</text:span> bien. <text:span text:style-name="Strong_20_Emphasis">Salez et poivrez</text:span> selon votre goût.</text:p>
        </text:list-item>
        <text:list-item>
          <text:p text:style-name="P12"><text:span text:style-name="Strong_20_Emphasis">Retirez</text:span> la viande de la poêle et <text:span text:style-name="Strong_20_Emphasis">réservez</text:span>.</text:p>
        </text:list-item>
        <text:list-item>
          <text:p text:style-name="P11"><text:span text:style-name="Strong_20_Emphasis">Dans la même poêle</text:span>, ajoutez un peu d'huile d'olive si nécessaire et <text:span text:style-name="Strong_20_Emphasis">faites revenir</text:span> les rondelles de courgette 3-4 min jusqu'à ce qu'elles soient légèrement dorées. <text:span text:style-name="Strong_20_Emphasis">Salez et poivrez</text:span>.</text:p>
        </text:list-item>
      </text:list>
      <text:h text:style-name="Heading_20_4" text:outline-level="4"><text:soft-page-break/>Étape 3 : Assembler les pizzas naan</text:h>
      <text:list text:style-name="L7">
        <text:list-item>
          <text:p text:style-name="P14"><text:span text:style-name="Strong_20_Emphasis">Déposez</text:span> les pains naan sur une plaque de cuisson recouverte de papier sulfurisé.</text:p>
        </text:list-item>
        <text:list-item>
          <text:p text:style-name="P14"><text:span text:style-name="Strong_20_Emphasis">Répartissez</text:span> le mélange de viande sur les naans.</text:p>
        </text:list-item>
        <text:list-item>
          <text:p text:style-name="P14"><text:span text:style-name="Strong_20_Emphasis">Ajoutez</text:span> les rondelles de courgette par-dessus.</text:p>
        </text:list-item>
        <text:list-item>
          <text:p text:style-name="P13"><text:span text:style-name="Strong_20_Emphasis">Parsemez</text:span> de gouda râpé.</text:p>
        </text:list-item>
      </text:list>
      <text:h text:style-name="Heading_20_4" text:outline-level="4">Étape 4 : Cuire les pizzas naan</text:h>
      <text:list text:style-name="L8">
        <text:list-item>
          <text:p text:style-name="P15"><text:span text:style-name="Strong_20_Emphasis">Enfournez</text:span> les pizzas naan 5-10 min, jusqu'à ce que le fromage soit fondu et doré.</text:p>
        </text:list-item>
      </text:list>
      <text:h text:style-name="Heading_20_4" text:outline-level="4">Étape 5 : Préparer la salade</text:h>
      <text:list text:style-name="L9">
        <text:list-item>
          <text:p text:style-name="P16"><text:span text:style-name="Strong_20_Emphasis">Pendant ce temps</text:span>, préparez la salade en mélangeant les feuilles de salade avec un filet d'huile d'olive et du vinaigre balsamique (selon votre goût). <text:span text:style-name="Strong_20_Emphasis">Salez et poivrez</text:span>.</text:p>
        </text:list-item>
      </text:list>
      <text:h text:style-name="Heading_20_4" text:outline-level="4">Étape 6 : Servir</text:h>
      <text:list text:style-name="L10">
        <text:list-item>
          <text:p text:style-name="P18"><text:span text:style-name="Strong_20_Emphasis">Sortez</text:span> les pizzas naan du four.</text:p>
        </text:list-item>
        <text:list-item>
          <text:p text:style-name="P17"><text:span text:style-name="Strong_20_Emphasis">Servez</text:span> avec la salade.</text:p>
        </text:list-item>
      </text:list>
      <text:p text:style-name="Horizontal_20_Line"/>
      <text:h text:style-name="Heading_20_3" text:outline-level="3">Valeurs Nutritionnelles (estimées) :</text:h>
      <text:list text:style-name="L11">
        <text:list-item>
          <text:p text:style-name="P20"><text:span text:style-name="Strong_20_Emphasis">Par portion</text:span> : environ 2800 kJ / 670 kcal</text:p>
        </text:list-item>
        <text:list-item>
          <text:p text:style-name="P20"><text:span text:style-name="Strong_20_Emphasis">Lipides total</text:span> : 35 g</text:p>
        </text:list-item>
        <text:list-item>
          <text:p text:style-name="P20"><text:span text:style-name="Strong_20_Emphasis">Dont saturés</text:span> : 12 g</text:p>
        </text:list-item>
        <text:list-item>
          <text:p text:style-name="P20"><text:span text:style-name="Strong_20_Emphasis">Glucides</text:span> : 50 g</text:p>
        </text:list-item>
        <text:list-item>
          <text:p text:style-name="P20"><text:span text:style-name="Strong_20_Emphasis">Dont sucres</text:span> : 10 g</text:p>
        </text:list-item>
        <text:list-item>
          <text:p text:style-name="P20"><text:span text:style-name="Strong_20_Emphasis">Fibres</text:span> : 7 g</text:p>
        </text:list-item>
        <text:list-item>
          <text:p text:style-name="P20"><text:span text:style-name="Strong_20_Emphasis">Protéines</text:span> : 28 g</text:p>
        </text:list-item>
        <text:list-item>
          <text:p text:style-name="P19"><text:span text:style-name="Strong_20_Emphasis">Sel</text:span> : 3 g</text:p>
        </text:list-item>
      </text:list>
      <text:p text:style-name="Horizontal_20_Line"/>
      <text:h text:style-name="Heading_20_3" text:outline-level="3">Allergènes :</text:h>
      <text:p text:style-name="Text_20_body"><text:span text:style-name="Strong_20_Emphasis">Attention, certains ingrédients peuvent contenir des allergènes. En cas d'allergie, référez-vous aux étiquettes des ingrédients avant de cuisiner. Les allergènes et traces d'allergènes sont indiqués en gras, en italique ou en MAJUSCULE sur les étiquettes.</text:span>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3T21:09:20.472164501</dc:date>
    <meta:editing-duration>PT38M38S</meta:editing-duration>
    <meta:editing-cycles>1</meta:editing-cycles>
    <meta:document-statistic meta:table-count="0" meta:image-count="0" meta:object-count="0" meta:page-count="2" meta:paragraph-count="52" meta:word-count="431" meta:character-count="2240" meta:non-whitespace-character-count="1898"/>
    <meta:generator>LibreOffice/7.6.7.2$Linux_X86_64 LibreOffice_project/60$Build-2</meta:generator>
  </office:meta>
</office:document-meta>
</file>